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nonymous Pro" svg:font-family="'Anonymous Pro'" style:font-pitch="fixed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6.6931in" table:align="margins"/>
    </style:style>
    <style:style style:name="VersionDate.A" style:family="table-column">
      <style:table-column-properties style:column-width="3.3465in" style:rel-column-width="32767*"/>
    </style:style>
    <style:style style:name="VersionDate.B" style:family="table-column">
      <style:table-column-properties style:column-width="3.3465in" style:rel-column-width="32768*"/>
    </style:style>
    <style:style style:name="VersionDate.A1" style:family="table-cell">
      <style:table-cell-properties fo:padding="0.0382in" fo:border="none"/>
    </style:style>
    <style:style style:name="ChangeLog" style:family="table">
      <style:table-properties style:width="6.6931in" table:align="margins"/>
    </style:style>
    <style:style style:name="ChangeLog.A" style:family="table-column">
      <style:table-column-properties style:column-width="0.6347in" style:rel-column-width="6214*"/>
    </style:style>
    <style:style style:name="ChangeLog.B" style:family="table-column">
      <style:table-column-properties style:column-width="0.625in" style:rel-column-width="6119*"/>
    </style:style>
    <style:style style:name="ChangeLog.C" style:family="table-column">
      <style:table-column-properties style:column-width="5.4333in" style:rel-column-width="53202*"/>
    </style:style>
    <style:style style:name="Change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382in" fo:border="0.05pt solid #000000"/>
    </style:style>
    <style:style style:name="ChangeLog.A2" style:family="table-cell">
      <style:table-cell-properties fo:padding="0.0382in" fo:border-left="0.05pt solid #000000" fo:border-right="none" fo:border-top="none" fo:border-bottom="0.05pt solid #000000"/>
    </style:style>
    <style:style style:name="ChangeLog.C2" style:family="table-cell">
      <style:table-cell-properties fo:padding="0.0382in" fo:border-left="0.05pt solid #000000" fo:border-right="0.05pt solid #000000" fo:border-top="none" fo:border-bottom="0.05pt solid #000000"/>
    </style:style>
    <style:style style:name="Layout" style:family="table">
      <style:table-properties style:width="6.7in" fo:margin-left="0in" table:align="left"/>
    </style:style>
    <style:style style:name="Layout.A" style:family="table-column">
      <style:table-column-properties style:column-width="0.3903in"/>
    </style:style>
    <style:style style:name="Layout.B" style:family="table-column">
      <style:table-column-properties style:column-width="1.15in"/>
    </style:style>
    <style:style style:name="Layout.C" style:family="table-column">
      <style:table-column-properties style:column-width="0.4694in"/>
    </style:style>
    <style:style style:name="Layout.D" style:family="table-column">
      <style:table-column-properties style:column-width="0.9104in"/>
    </style:style>
    <style:style style:name="Layout.E" style:family="table-column">
      <style:table-column-properties style:column-width="3.7799in"/>
    </style:style>
    <style:style style:name="Layout.A1" style:family="table-cell">
      <style:table-cell-properties fo:padding="0.0382in" fo:border-left="none" fo:border-right="none" fo:border-top="none" fo:border-bottom="0.05pt solid #000000"/>
    </style:style>
    <style:style style:name="Layout.C1" style:family="table-cell">
      <style:table-cell-properties fo:padding="0.0382in" fo:border-left="0.05pt solid #000000" fo:border-right="none" fo:border-top="none" fo:border-bottom="0.05pt solid #000000"/>
    </style:style>
    <style:style style:name="Layout.A8" style:family="table-cell">
      <style:table-cell-properties fo:padding="0.0382in" fo:border="none"/>
    </style:style>
    <style:style style:name="Layout.C8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officeooo:rsid="0002468b" officeooo:paragraph-rsid="0002468b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Asul1" fo:font-size="40pt" fo:font-weight="bold" officeooo:rsid="00028c4e" officeooo:paragraph-rsid="00028c4e" style:font-size-asian="40pt" style:font-weight-asian="bold" style:font-size-complex="40pt" style:font-weight-complex="bold"/>
    </style:style>
    <style:style style:name="P5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6" style:family="paragraph" style:parent-style-name="Footer">
      <style:text-properties style:font-name="Asul1" fo:font-size="10pt" style:font-size-asian="10pt" style:font-size-complex="10pt"/>
    </style:style>
    <style:style style:name="P7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9" style:family="paragraph" style:parent-style-name="Standard">
      <style:text-properties style:font-name="Asul1"/>
    </style:style>
    <style:style style:name="P10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sul1" fo:font-size="10pt" fo:font-weight="normal" officeooo:rsid="0002468b" officeooo:paragraph-rsid="0002468b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5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20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Asul1" fo:font-size="32pt" fo:font-weight="bold" officeooo:rsid="000106fb" officeooo:paragraph-rsid="000106fb" style:font-size-asian="32pt" style:font-weight-asian="bold" style:font-size-complex="32pt" style:font-weight-complex="bold"/>
    </style:style>
    <style:style style:name="P26" style:family="paragraph" style:parent-style-name="Standard">
      <style:text-properties style:font-name="Asul1" fo:font-style="normal" fo:font-weight="normal" officeooo:rsid="0016e954" officeooo:paragraph-rsid="00163e08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Asul1" fo:font-style="normal" fo:font-weight="normal" officeooo:rsid="0033a04a" officeooo:paragraph-rsid="0033a04a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Asul1" fo:font-style="normal" fo:font-weight="normal" officeooo:rsid="0019b72c" officeooo:paragraph-rsid="0019b72c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Asul1" fo:font-style="italic" fo:font-weight="normal" officeooo:rsid="0019b72c" officeooo:paragraph-rsid="0019b72c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ize="14pt" style:font-size-asian="12.25pt" style:font-size-complex="14pt"/>
    </style:style>
    <style:style style:name="P31" style:family="paragraph" style:parent-style-name="Standard">
      <style:text-properties fo:font-size="14pt" fo:font-weight="bold" officeooo:paragraph-rsid="0013d6e4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05cd0a" officeooo:paragraph-rsid="0005cd0a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0a06f6" officeooo:paragraph-rsid="000a06f6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Anonymous Pro" fo:font-size="8pt" fo:font-style="normal" fo:font-weight="normal" officeooo:paragraph-rsid="001c65dc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text-properties style:font-name="Anonymous Pro" fo:font-size="8pt" fo:font-style="normal" fo:font-weight="normal" officeooo:rsid="0013d6e4" officeooo:paragraph-rsid="0013d6e4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text-properties style:font-name="Anonymous Pro" fo:font-size="8pt" fo:font-style="normal" fo:font-weight="normal" officeooo:rsid="00144f04" officeooo:paragraph-rsid="00144f04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text-properties style:font-name="Anonymous Pro" fo:font-size="8pt" fo:font-style="normal" fo:font-weight="normal" officeooo:rsid="00163e08" officeooo:paragraph-rsid="00163e08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text-properties style:font-name="Anonymous Pro" fo:font-size="8pt" fo:font-style="normal" fo:font-weight="normal" officeooo:rsid="0019c045" officeooo:paragraph-rsid="0021eb27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text-properties style:font-name="Anonymous Pro" fo:font-size="8pt" fo:font-style="normal" fo:font-weight="normal" officeooo:rsid="001c65dc" officeooo:paragraph-rsid="001c65dc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text-properties style:font-name="Anonymous Pro" fo:font-size="8pt" fo:font-style="normal" fo:font-weight="normal" officeooo:paragraph-rsid="0034c399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text-properties style:font-name="Anonymous Pro" fo:font-size="8pt" fo:font-style="normal" fo:font-weight="normal" officeooo:rsid="001f37de" officeooo:paragraph-rsid="0034c399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style:text-properties style:font-name="Anonymous Pro" fo:font-size="8pt" fo:font-style="italic" fo:font-weight="normal" officeooo:paragraph-rsid="00144f04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Standard">
      <style:text-properties style:font-name="Anonymous Pro" fo:font-size="8pt" fo:font-style="italic" fo:font-weight="normal" officeooo:paragraph-rsid="00163e08" style:font-size-asian="8pt" style:font-style-asian="italic" style:font-weight-asian="normal" style:font-size-complex="8pt" style:font-style-complex="italic" style:font-weight-complex="normal"/>
    </style:style>
    <style:style style:name="P44" style:family="paragraph" style:parent-style-name="Standard">
      <style:text-properties style:font-name="Anonymous Pro" fo:font-size="8pt" fo:font-style="italic" fo:font-weight="normal" officeooo:paragraph-rsid="0021eb27" style:font-size-asian="8pt" style:font-style-asian="italic" style:font-weight-asian="normal" style:font-size-complex="8pt" style:font-style-complex="italic" style:font-weight-complex="normal"/>
    </style:style>
    <style:style style:name="P45" style:family="paragraph" style:parent-style-name="Standard">
      <style:text-properties fo:font-size="10pt" fo:font-weight="normal" officeooo:rsid="0026d3c6" officeooo:paragraph-rsid="0027e844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2pt" fo:font-weight="bold" officeooo:rsid="0005cd0a" officeooo:paragraph-rsid="0027e844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05cd0a" officeooo:paragraph-rsid="0036beb8" style:font-size-asian="12pt" style:font-weight-asian="bold" style:font-size-complex="12pt" style:font-weight-complex="bold"/>
    </style:style>
    <style:style style:name="P48" style:family="paragraph" style:parent-style-name="Standard">
      <style:text-properties fo:font-weight="normal" officeooo:rsid="000a06f6" officeooo:paragraph-rsid="0005cd0a" style:font-weight-asian="normal" style:font-weight-complex="normal"/>
    </style:style>
    <style:style style:name="P49" style:family="paragraph" style:parent-style-name="Standard">
      <style:text-properties fo:font-weight="normal" officeooo:rsid="000a06f6" officeooo:paragraph-rsid="000a06f6" style:font-weight-asian="normal" style:font-weight-complex="normal"/>
    </style:style>
    <style:style style:name="P50" style:family="paragraph" style:parent-style-name="Standard">
      <style:text-properties fo:font-style="italic" fo:font-weight="normal" officeooo:rsid="0013d6e4" officeooo:paragraph-rsid="0013d6e4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fo:font-weight="normal" officeooo:rsid="0013d6e4" officeooo:paragraph-rsid="003007fe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normal" fo:font-weight="normal" officeooo:rsid="003007fe" officeooo:paragraph-rsid="003007fe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officeooo:paragraph-rsid="0036beb8"/>
    </style:style>
    <style:style style:name="P54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56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Asul1" fo:font-size="10pt" officeooo:rsid="002d0301" officeooo:paragraph-rsid="002d0301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text-properties officeooo:rsid="000a06f6" officeooo:paragraph-rsid="000a06f6"/>
    </style:style>
    <style:style style:name="P60" style:family="paragraph" style:parent-style-name="Table_20_Contents">
      <style:text-properties officeooo:rsid="000a4611" officeooo:paragraph-rsid="000a4611"/>
    </style:style>
    <style:style style:name="P61" style:family="paragraph" style:parent-style-name="Table_20_Contents">
      <style:text-properties fo:font-style="italic" officeooo:rsid="000a4611" officeooo:paragraph-rsid="000a4611" style:font-style-asian="italic" style:font-style-complex="italic"/>
    </style:style>
    <style:style style:name="P62" style:family="paragraph" style:parent-style-name="Table_20_Contents">
      <style:text-properties fo:font-style="italic" officeooo:rsid="001058d0" officeooo:paragraph-rsid="001058d0" style:font-style-asian="italic" style:font-style-complex="italic"/>
    </style:style>
    <style:style style:name="P63" style:family="paragraph" style:parent-style-name="Table_20_Contents">
      <style:text-properties officeooo:rsid="000edab9" officeooo:paragraph-rsid="0036beb8"/>
    </style:style>
    <style:style style:name="P64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6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8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rsid="000106fb" officeooo:paragraph-rsid="000106fb" style:font-size-asian="40pt" style:font-weight-asian="bold" style:font-size-complex="40pt" style:font-weight-complex="bold"/>
    </style:style>
    <style:style style:name="P69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70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71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72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73" style:family="paragraph" style:parent-style-name="Standard">
      <style:text-properties fo:font-weight="normal" officeooo:rsid="0005cd0a" officeooo:paragraph-rsid="0036beb8" style:font-weight-asian="normal" style:font-weight-complex="normal"/>
    </style:style>
    <style:style style:name="P74" style:family="paragraph" style:parent-style-name="Standard">
      <style:text-properties style:font-name="Asul1" fo:font-style="normal" fo:font-weight="bold" officeooo:rsid="0017e1a7" officeooo:paragraph-rsid="0017e1a7" style:font-style-asian="normal" style:font-weight-asian="bold" style:font-style-complex="normal" style:font-weight-complex="bold"/>
    </style:style>
    <style:style style:name="P75" style:family="paragraph" style:parent-style-name="Table_20_Contents">
      <style:text-properties officeooo:rsid="0036beb8" officeooo:paragraph-rsid="0036beb8"/>
    </style:style>
    <style:style style:name="P76" style:family="paragraph" style:parent-style-name="Section_20_Title">
      <style:text-properties officeooo:paragraph-rsid="00037141"/>
    </style:style>
    <style:style style:name="P77" style:family="paragraph">
      <style:paragraph-properties fo:text-align="center"/>
    </style:style>
    <style:style style:name="T1" style:family="text">
      <style:text-properties officeooo:rsid="00083351"/>
    </style:style>
    <style:style style:name="T2" style:family="text">
      <style:text-properties officeooo:rsid="0029fe35"/>
    </style:style>
    <style:style style:name="T3" style:family="text">
      <style:text-properties officeooo:rsid="00037141"/>
    </style:style>
    <style:style style:name="T4" style:family="text">
      <style:text-properties fo:font-weight="normal" officeooo:rsid="0005cd0a" style:font-weight-asian="normal" style:font-weight-complex="normal"/>
    </style:style>
    <style:style style:name="T5" style:family="text">
      <style:text-properties fo:font-weight="normal" officeooo:rsid="00071d0e" style:font-weight-asian="normal" style:font-weight-complex="normal"/>
    </style:style>
    <style:style style:name="T6" style:family="text">
      <style:text-properties fo:font-weight="normal" officeooo:rsid="000cd0d6" style:font-weight-asian="normal" style:font-weight-complex="normal"/>
    </style:style>
    <style:style style:name="T7" style:family="text">
      <style:text-properties fo:font-weight="normal" officeooo:rsid="000d7426" style:font-weight-asian="normal" style:font-weight-complex="normal"/>
    </style:style>
    <style:style style:name="T8" style:family="text">
      <style:text-properties fo:font-weight="normal" officeooo:rsid="0036beb8" style:font-weight-asian="normal" style:font-weight-complex="normal"/>
    </style:style>
    <style:style style:name="T9" style:family="text">
      <style:text-properties officeooo:rsid="0013d6e4"/>
    </style:style>
    <style:style style:name="T10" style:family="text">
      <style:text-properties fo:font-style="normal" officeooo:rsid="00144f04" style:font-style-asian="normal" style:font-style-complex="normal"/>
    </style:style>
    <style:style style:name="T11" style:family="text">
      <style:text-properties fo:font-style="normal" officeooo:rsid="00163e08" style:font-style-asian="normal" style:font-style-complex="normal"/>
    </style:style>
    <style:style style:name="T12" style:family="text">
      <style:text-properties fo:font-style="normal" officeooo:rsid="0016e954" style:font-style-asian="normal" style:font-style-complex="normal"/>
    </style:style>
    <style:style style:name="T13" style:family="text">
      <style:text-properties fo:font-style="normal" officeooo:rsid="0019b72c" style:font-style-asian="normal" style:font-style-complex="normal"/>
    </style:style>
    <style:style style:name="T14" style:family="text">
      <style:text-properties fo:font-style="normal" officeooo:rsid="0019c045" style:font-style-asian="normal" style:font-style-complex="normal"/>
    </style:style>
    <style:style style:name="T15" style:family="text">
      <style:text-properties fo:font-style="normal" officeooo:rsid="003007fe" style:font-style-asian="normal" style:font-style-complex="normal"/>
    </style:style>
    <style:style style:name="T16" style:family="text">
      <style:text-properties fo:font-style="normal" officeooo:rsid="0032f495" style:font-style-asian="normal" style:font-style-complex="normal"/>
    </style:style>
    <style:style style:name="T17" style:family="text">
      <style:text-properties fo:font-style="normal" officeooo:rsid="00392e62" style:font-style-asian="normal" style:font-style-complex="normal"/>
    </style:style>
    <style:style style:name="T18" style:family="text">
      <style:text-properties fo:font-style="normal" officeooo:rsid="00392e7f" style:font-style-asian="normal" style:font-style-complex="normal"/>
    </style:style>
    <style:style style:name="T19" style:family="text">
      <style:text-properties fo:font-style="normal" officeooo:rsid="003a555b" style:font-style-asian="normal" style:font-style-complex="normal"/>
    </style:style>
    <style:style style:name="T20" style:family="text">
      <style:text-properties fo:font-style="normal" officeooo:rsid="003ec679" style:font-style-asian="normal" style:font-style-complex="normal"/>
    </style:style>
    <style:style style:name="T21" style:family="text">
      <style:text-properties officeooo:rsid="0017e1a7"/>
    </style:style>
    <style:style style:name="T22" style:family="text">
      <style:text-properties officeooo:rsid="001c65dc"/>
    </style:style>
    <style:style style:name="T23" style:family="text">
      <style:text-properties officeooo:rsid="001d311a"/>
    </style:style>
    <style:style style:name="T24" style:family="text">
      <style:text-properties officeooo:rsid="001e3b60"/>
    </style:style>
    <style:style style:name="T25" style:family="text">
      <style:text-properties officeooo:rsid="001f37de"/>
    </style:style>
    <style:style style:name="T26" style:family="text">
      <style:text-properties officeooo:rsid="002943c3"/>
    </style:style>
    <style:style style:name="T27" style:family="text">
      <style:text-properties officeooo:rsid="002c6fad"/>
    </style:style>
    <style:style style:name="T28" style:family="text">
      <style:text-properties officeooo:rsid="0036beb8"/>
    </style:style>
    <style:style style:name="T29" style:family="text">
      <style:text-properties officeooo:rsid="003808d8"/>
    </style:style>
    <style:style style:name="T30" style:family="text">
      <style:text-properties fo:font-size="14pt" style:font-size-asian="14pt" style:font-size-complex="14pt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gr1" style:family="graphic">
      <style:graphic-properties svg:stroke-width="0.0598in" svg:stroke-color="#000000" draw:marker-start-width="0.2299in" draw:marker-end-width="0.2299in" draw:stroke-linejoin="none" draw:textarea-horizontal-align="center" draw:textarea-vertical-align="middle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10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SurvivorSurvivor Helicopter!</text:p>
      <text:p text:style-name="P23"/>
      <text:p text:style-name="P25">Level Data Format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Open Game Developers</text:p>
      <text:p text:style-name="P18"/>
      <text:p text:style-name="P18"/>
      <text:p text:style-name="P18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55">[Version: 0.0.0.<text:span text:style-name="T27">1</text:span>]</text:p>
          </table:table-cell>
          <table:table-cell table:style-name="VersionDate.A1" office:value-type="string">
            <text:p text:style-name="P56">[Date: <text:date style:data-style-name="N110" text:date-value="2013-08-13T20:36:29">13|08|2013</text:date>]</text:p>
          </table:table-cell>
        </table:table-row>
      </table:table>
      <text:p text:style-name="P21"><text:soft-page-break/></text:p>
      <text:p text:style-name="P69"/>
      <text:p text:style-name="P17"/>
      <text:p text:style-name="P17"/>
      <text:p text:style-name="P20">Change Log</text:p>
      <text:p text:style-name="P16"><draw:line text:anchor-type="paragraph" draw:z-index="0" draw:style-name="gr1" draw:text-style-name="P77" svg:x1="6.6728in" svg:y1="0.1854in" svg:x2="0.0382in" svg:y2="0.1374in"><text:p/></draw:line></text:p>
      <text:p text:style-name="P16"/>
      <text:p text:style-name="P16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58">Version</text:p>
          </table:table-cell>
          <table:table-cell table:style-name="ChangeLog.A1" office:value-type="string">
            <text:p text:style-name="P58">Author</text:p>
          </table:table-cell>
          <table:table-cell table:style-name="ChangeLog.C1" office:value-type="string">
            <text:p text:style-name="P58">Changes</text:p>
          </table:table-cell>
        </table:table-row>
        <table:table-row>
          <table:table-cell table:style-name="ChangeLog.A2" office:value-type="string">
            <text:p text:style-name="P57">0.0.0.1</text:p>
          </table:table-cell>
          <table:table-cell table:style-name="ChangeLog.A2" office:value-type="string">
            <text:p text:style-name="P57">El-Rico</text:p>
          </table:table-cell>
          <table:table-cell table:style-name="ChangeLog.C2" office:value-type="string">
            <text:p text:style-name="P57">A first-adjustment pass of the level file format</text:p>
          </table:table-cell>
        </table:table-row>
      </table:table>
      <text:p text:style-name="P16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1"/>
      <text:p text:style-name="P30"/>
      <text:p text:style-name="P30"/>
      <text:list xml:id="list90519468657524643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26" draw:style-name="gr1" draw:text-style-name="P77" svg:x1="6.6728in" svg:y1="0.1854in" svg:x2="0.0382in" svg:y2="0.1374in"><text:p/></draw:line></text:p>
      <text:p text:style-name="P14"/>
      <text:p text:style-name="P14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6">Anatomy of a Level<text:tab/>1</text:p>
          <text:p text:style-name="P65">Components<text:tab/>1</text:p>
          <text:p text:style-name="P67">Tile ID<text:tab/>1</text:p>
          <text:p text:style-name="P65">File Layout<text:tab/>1</text:p>
          <text:p text:style-name="P65">Loading a Level<text:tab/>1</text:p>
          <text:p text:style-name="P65">Rendering a Level<text:tab/>2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0"/>
      <text:p text:style-name="P19"/>
      <text:p text:style-name="P19"/>
      <text:list xml:id="list186989940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draw:line text:anchor-type="paragraph" draw:z-index="27" draw:style-name="gr1" draw:text-style-name="P77" svg:x1="6.6728in" svg:y1="0.1854in" svg:x2="0.0382in" svg:y2="0.1374in"><text:p/></draw:line></text:p>
      <text:p text:style-name="P9"/>
      <text:p text:style-name="P9"/>
      <text:p text:style-name="P13">This document exists to detail the particulars of the level format used for SurvivorSurvivor Helicopter! <text:s/>Level formations will not be described in this document, see the Level Designs Document for more information on the levels used in the gam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6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2"/>
      <text:p text:style-name="P11"/>
      <text:p text:style-name="P11"/>
      <text:list xml:id="list139081203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76" text:outline-level="10"><text:toc-mark-start text:id="IMark104537224" text:outline-level="1"/><text:span text:style-name="T3">Anatomy of a </text:span><text:span text:style-name="T26">L</text:span><text:span text:style-name="T3">evel</text:span><text:toc-mark-end text:id="IMark104537224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28" draw:style-name="gr1" draw:text-style-name="P77" svg:x1="6.6728in" svg:y1="0.1374in" svg:x2="0.0382in" svg:y2="0.1374in"><text:p/></draw:line></text:p>
      <text:p text:style-name="Standard"/>
      <text:p text:style-name="P32"><text:toc-mark-start text:id="IMark104321624" text:outline-level="2"/>Components<text:toc-mark-end text:id="IMark104321624"/></text:p>
      <text:p text:style-name="P45">Tiles are assumed to be meshes in the ZED mesh file format.</text:p>
      <text:p text:style-name="P45"/>
      <text:p text:style-name="P46"><text:toc-mark-start text:id="IMark104321624" text:outline-level="3"/>Tile ID<text:toc-mark-end text:id="IMark104321624"/></text:p>
      <text:p text:style-name="P53"><text:span text:style-name="T4">A </text:span><text:span text:style-name="T8">16</text:span><text:span text:style-name="T4">-bit value which provides more than enough </text:span><text:span text:style-name="T5">variety in tiles</text:span><text:span text:style-name="T4"> for a single level.</text:span></text:p>
      <text:p text:style-name="P73"/>
      <text:p text:style-name="P47"><text:toc-mark-start text:id="IMark104321624" text:outline-level="3"/>Tile <text:span text:style-name="T28">F</text:span>lags<text:toc-mark-end text:id="IMark104321624"/></text:p>
      <text:p text:style-name="P53"><text:span text:style-name="T6">A </text:span><text:span text:style-name="T8">16</text:span><text:span text:style-name="T6">-bit value, which indicates w</text:span><text:span text:style-name="T4">hether this tile is a spawn point or if it </text:span><text:span text:style-name="T7">i</text:span><text:span text:style-name="T4">s a helicopter landing zone </text:span><text:span text:style-name="T8">(additional flag </text:span></text:p>
      <text:p text:style-name="P48"/>
      <text:p text:style-name="P33"><text:toc-mark-start text:id="IMark104321624" text:outline-level="2"/>File Layout<text:toc-mark-end text:id="IMark104321624"/></text:p>
      <text:p text:style-name="P49"/>
      <table:table table:name="Layout" table:style-name="Layout">
        <table:table-column table:style-name="Layout.A"/>
        <table:table-column table:style-name="Layout.B"/>
        <table:table-column table:style-name="Layout.C"/>
        <table:table-column table:style-name="Layout.D"/>
        <table:table-column table:style-name="Layout.E"/>
        <table:table-row>
          <table:table-cell table:style-name="Layout.A1" table:number-columns-spanned="2" office:value-type="string">
            <text:p text:style-name="P59">Type</text:p>
          </table:table-cell>
          <table:covered-table-cell/>
          <table:table-cell table:style-name="Layout.C1" office:value-type="string">
            <text:p text:style-name="P59">Count</text:p>
          </table:table-cell>
          <table:table-cell table:style-name="Layout.C1" office:value-type="string">
            <text:p text:style-name="P59">Name</text:p>
          </table:table-cell>
          <table:table-cell table:style-name="Layout.C1" office:value-type="string">
            <text:p text:style-name="P59">Description</text:p>
          </table:table-cell>
        </table:table-row>
        <table:table-row>
          <table:table-cell table:style-name="Layout.A1" table:number-columns-spanned="2" office:value-type="string">
            <text:p text:style-name="P59">char</text:p>
          </table:table-cell>
          <table:covered-table-cell/>
          <table:table-cell table:style-name="Layout.C1" office:value-type="string">
            <text:p text:style-name="P59">4</text:p>
          </table:table-cell>
          <table:table-cell table:style-name="Layout.C1" office:value-type="string">
            <text:p text:style-name="P59">ID</text:p>
          </table:table-cell>
          <table:table-cell table:style-name="Layout.C1" office:value-type="string">
            <text:p text:style-name="P59">Contains “SSHL” (SurvivorSurvivor Helicopter! Level)</text:p>
          </table:table-cell>
        </table:table-row>
        <table:table-row>
          <table:table-cell table:style-name="Layout.A1" table:number-columns-spanned="2" office:value-type="string">
            <text:p text:style-name="P60">char</text:p>
          </table:table-cell>
          <table:covered-table-cell/>
          <table:table-cell table:style-name="Layout.C1" office:value-type="string">
            <text:p text:style-name="P60">256</text:p>
          </table:table-cell>
          <table:table-cell table:style-name="Layout.C1" office:value-type="string">
            <text:p text:style-name="P60">Path</text:p>
          </table:table-cell>
          <table:table-cell table:style-name="Layout.C1" office:value-type="string">
            <text:p text:style-name="P60">Path to the tile set</text:p>
          </table:table-cell>
        </table:table-row>
        <table:table-row>
          <table:table-cell table:style-name="Layout.A1" table:number-columns-spanned="2" office:value-type="string">
            <text:p text:style-name="P75">uint16</text:p>
          </table:table-cell>
          <table:covered-table-cell/>
          <table:table-cell table:style-name="Layout.C1" office:value-type="string">
            <text:p text:style-name="P59">2</text:p>
          </table:table-cell>
          <table:table-cell table:style-name="Layout.C1" office:value-type="string">
            <text:p text:style-name="P59">Dimensions</text:p>
          </table:table-cell>
          <table:table-cell table:style-name="Layout.C1" office:value-type="string">
            <text:p text:style-name="P59">The width and depth of the level, respectively</text:p>
          </table:table-cell>
        </table:table-row>
        <table:table-row>
          <table:table-cell table:style-name="Layout.A1" table:number-columns-spanned="2" office:value-type="string">
            <text:p text:style-name="P61">for width*height</text:p>
          </table:table-cell>
          <table:covered-table-cell/>
          <table:table-cell table:style-name="Layout.C1" office:value-type="string">
            <text:p text:style-name="Table_20_Contents"/>
          </table:table-cell>
          <table:table-cell table:style-name="Layout.C1" office:value-type="string">
            <text:p text:style-name="Table_20_Contents"/>
          </table:table-cell>
          <table:table-cell table:style-name="Layout.C1" office:value-type="string">
            <text:p text:style-name="Table_20_Contents"/>
          </table:table-cell>
        </table:table-row>
        <table:table-row>
          <table:table-cell table:style-name="Layout.A1" office:value-type="string">
            <text:p text:style-name="Table_20_Contents"/>
          </table:table-cell>
          <table:table-cell table:style-name="Layout.C1" office:value-type="string">
            <text:p text:style-name="P75">uint16</text:p>
          </table:table-cell>
          <table:table-cell table:style-name="Layout.C1" office:value-type="string">
            <text:p text:style-name="P60">1</text:p>
          </table:table-cell>
          <table:table-cell table:style-name="Layout.C1" office:value-type="string">
            <text:p text:style-name="P60">Tile ID</text:p>
          </table:table-cell>
          <table:table-cell table:style-name="Layout.C1" office:value-type="string">
            <text:p text:style-name="P60">The tile to use (tile sets contain meshes with names starting at zero, zero and one are reserved for the spawn point tile and the helicopter landing zone tile, respectively)</text:p>
          </table:table-cell>
        </table:table-row>
        <table:table-row>
          <table:table-cell table:style-name="Layout.A1" office:value-type="string">
            <text:p text:style-name="Table_20_Contents"/>
          </table:table-cell>
          <table:table-cell table:style-name="Layout.C1" office:value-type="string">
            <text:p text:style-name="P75">uint16</text:p>
          </table:table-cell>
          <table:table-cell table:style-name="Layout.C1" office:value-type="string">
            <text:p text:style-name="P75">1</text:p>
          </table:table-cell>
          <table:table-cell table:style-name="Layout.C1" office:value-type="string">
            <text:p text:style-name="P75">Tile Flags</text:p>
          </table:table-cell>
          <table:table-cell table:style-name="Layout.C1" office:value-type="string">
            <text:p text:style-name="P63"><text:span text:style-name="T29">Sixteen</text:span> OR-ed flags which determines the type of tile this is</text:p>
          </table:table-cell>
        </table:table-row>
        <table:table-row>
          <table:table-cell table:style-name="Layout.A8" table:number-columns-spanned="2" office:value-type="string">
            <text:p text:style-name="P62">end for</text:p>
          </table:table-cell>
          <table:covered-table-cell/>
          <table:table-cell table:style-name="Layout.C8" office:value-type="string">
            <text:p text:style-name="Table_20_Contents"/>
          </table:table-cell>
          <table:table-cell table:style-name="Layout.C8" office:value-type="string">
            <text:p text:style-name="Table_20_Contents"/>
          </table:table-cell>
          <table:table-cell table:style-name="Layout.C8" office:value-type="string">
            <text:p text:style-name="Table_20_Contents"/>
          </table:table-cell>
        </table:table-row>
      </table:table>
      <text:p text:style-name="P49"/>
      <text:p text:style-name="P31"><text:toc-mark-start text:id="IMark104442568" text:outline-level="2"/><text:span text:style-name="T9">Loading a </text:span><text:span text:style-name="T21">Level</text:span><text:toc-mark-end text:id="IMark104442568"/></text:p>
      <text:p text:style-name="P51"><text:span text:style-name="T15">Levels are stored in a .ssh file, which reference 3D tiles. <text:s/>3D tiles are named “x</text:span><text:span text:style-name="T19">xx</text:span><text:span text:style-name="T15">xx.zed”, using the ZED model format, each tile can have animation data as well as geometry data. <text:s/>Tile names are numbers in the range of 0-</text:span><text:span text:style-name="T17">65535</text:span><text:span text:style-name="T15">, any file with less than </text:span><text:span text:style-name="T20">five </text:span><text:span text:style-name="T15">digits will be left-padded with zeros, such as; “</text:span><text:span text:style-name="T18">00</text:span><text:span text:style-name="T15">001.zed” or “0</text:span><text:span text:style-name="T18">00</text:span><text:span text:style-name="T15">14.zed”. <text:s/></text:span><text:span text:style-name="T16">The path for the tiles is relative to the tile data file, not the executable.</text:span></text:p>
      <text:p text:style-name="P52"/>
      <text:p text:style-name="P50">Pseudocode</text:p>
      <text:p text:style-name="P35">read file_header<text:tab/>;((char*4)+(char*256)+(uint16*2))</text:p>
      <text:p text:style-name="P36">if compare( file_header.id, “SSHL” ) not successful</text:p>
      <text:p text:style-name="P36"><text:tab/>return;</text:p>
      <text:p text:style-name="P42"><text:span text:style-name="T10">if failed</text:span><text:span text:style-name="T11">(</text:span><text:span text:style-name="T10"> check_tile0_and_tile1_are_present( </text:span><text:span text:style-name="T11">file_header.path</text:span><text:span text:style-name="T10"> ) </text:span><text:span text:style-name="T11">)</text:span></text:p>
      <text:p text:style-name="P36"><text:tab/>return;</text:p>
      <text:p text:style-name="P37">if failed( check_all_tiles_in_file_exist( file_header.path ) )</text:p>
      <text:p text:style-name="P43"><text:soft-page-break/><text:span text:style-name="T11"><text:tab/></text:span><text:span text:style-name="T12">return;</text:span></text:p>
      <text:p text:style-name="P44"><text:span text:style-name="T13">store_tile_ids_in_order_with_index( )<text:tab/>;</text:span><text:span text:style-name="T14">Takes the tile IDs from the previous check and</text:span></text:p>
      <text:p text:style-name="P38"><text:s/><text:tab/><text:tab/><text:tab/><text:tab/><text:tab/><text:tab/>;stores them in a list so that the renderer</text:p>
      <text:p text:style-name="P38"><text:tab/><text:tab/><text:tab/><text:tab/><text:tab/><text:tab/>;doesn't need to keep switching meshes and</text:p>
      <text:p text:style-name="P38"><text:tab/><text:tab/><text:tab/><text:tab/><text:tab/><text:tab/>;textures as often</text:p>
      <text:p text:style-name="P26"/>
      <text:p text:style-name="P74"><text:toc-mark-start text:id="IMark104442568" text:outline-level="2"/><text:span text:style-name="T30">Rendering a Level</text:span><text:toc-mark-end text:id="IMark104442568"/></text:p>
      <text:p text:style-name="P27">Levels are rendered so that they are always centred. <text:s/>Using the bounding box for the level, this is easily determined and allows for both odd- and even-numbered rows and columns to exist. <text:s/>As levels can be rotated Pi/2 radians, this helps with ensuring the levels are centred correctly.</text:p>
      <text:p text:style-name="P28"/>
      <text:p text:style-name="P29">Pseudocode</text:p>
      <text:p text:style-name="P39">for( x = 0; x &lt; tile_id; ++x )</text:p>
      <text:p text:style-name="P40"><text:span text:style-name="T22"><text:tab/></text:span><text:span text:style-name="T23">itr = <text:s/>tile_id_position_map[ x ].begin<text:tab/>;</text:span><text:span text:style-name="T24">tile_id_position_map = map&lt; int, list &gt; </text:span><text:span text:style-name="T25">- The list contains</text:span></text:p>
      <text:p text:style-name="P41"><text:tab/><text:tab/><text:tab/><text:tab/><text:tab/><text:tab/>; all of the positions for the tile</text:p>
      <text:p text:style-name="P34"><text:span text:style-name="T22"><text:tab/></text:span><text:span text:style-name="T23">while( itr != tile_id_position_map[ x ].end )</text:span></text:p>
      <text:p text:style-name="P34"><text:span text:style-name="T23"><text:tab/><text:tab/></text:span><text:span text:style-name="T22">render_tile( </text:span><text:span text:style-name="T23">x, itr.position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nonymous Pro" svg:font-family="'Anonymous Pro'" style:font-pitch="fixed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rsid="0002468b" officeooo:paragraph-rsid="0002468b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Header">
      <style:paragraph-properties fo:text-align="end" style:justify-single-word="false"/>
      <style:text-properties style:font-name="Asul1" fo:font-size="40pt" fo:font-weight="bold" officeooo:rsid="00028c4e" officeooo:paragraph-rsid="00028c4e" style:font-size-asian="40pt" style:font-weight-asian="bold" style:font-size-complex="40pt" style:font-weight-complex="bold"/>
    </style:style>
    <style:style style:name="MT1" style:family="text">
      <style:text-properties officeooo:rsid="00083351"/>
    </style:style>
    <style:style style:name="MT2" style:family="text">
      <style:text-properties officeooo:rsid="0029fe35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/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SurvivorSurvivor Helicopter!</text:p>
      </style:header>
      <style:header-left style:display="false">
        <text:p text:style-name="MP4">ZED</text:p>
      </style:header-left>
      <style:footer>
        <text:p text:style-name="MP5"><draw:line text:anchor-type="paragraph" draw:z-index="5" draw:style-name="Mgr1" draw:text-style-name="MP6" svg:x1="6.6894in" svg:y1="0.1in" svg:x2="0.0138in" svg:y2="0.1in"><text:p/></draw:line></text:p>
        <text:p text:style-name="MP5"><text:span text:style-name="MT1">LDF</text:span>-<text:page-number style:num-format="i" text:select-page="current">vii</text:page-number></text:p>
      </style:footer>
      <style:footer-left style:display="false">
        <text:p text:style-name="MP5"><draw:line text:anchor-type="paragraph" draw:z-index="2" draw:style-name="Mgr1" draw:text-style-name="MP6" svg:x1="6.6894in" svg:y1="0.1in" svg:x2="0.0047in" svg:y2="0.1161in"><text:p/></draw:line></text:p>
        <text:p text:style-name="MP5">EDD-<text:page-number style:num-format="i" text:select-page="current"/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 style:display="false">
        <text:p text:style-name="MP7"><text:title>SurvivorSurvivor Helicopter! | Level Data Format</text:title></text:p>
        <text:p text:style-name="MP7"><draw:line text:anchor-type="paragraph" draw:z-index="8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" draw:style-name="Mgr1" draw:text-style-name="MP6" svg:x1="6.6894in" svg:y1="0.1in" svg:x2="0.0047in" svg:y2="0.1161in"><text:p/></draw:line></text:p>
        <text:p text:style-name="MP5">EDD-<text:page-number style:num-format="i" text:select-page="current"/></text:p>
      </style:footer>
      <style:footer-left style:display="false">
        <text:p text:style-name="MP8"><draw:line text:anchor-type="paragraph" draw:z-index="11" draw:style-name="Mgr3" draw:text-style-name="MP6" svg:x1="0.0063in" svg:y1="0.1in" svg:x2="6.6937in" svg:y2="0.1in"><text:p/></draw:line></text:p>
        <text:p text:style-name="MP8"><text:span text:style-name="MT1">LDF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28in" svg:y1="0.0437in" svg:x2="6.6618in" svg:y2="0.0319in"><text:p/></draw:line></text:p>
      </style:header>
      <style:header-left style:display="false">
        <text:p text:style-name="MP7"><text:title>SurvivorSurvivor Helicopter! | Level Data Format</text:title></text:p>
        <text:p text:style-name="MP7"><draw:line text:anchor-type="paragraph" draw:z-index="13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2" draw:style-name="Mgr1" draw:text-style-name="MP6" svg:x1="6.6894in" svg:y1="0.1in" svg:x2="0.0047in" svg:y2="0.1161in"><text:p/></draw:line></text:p>
        <text:p text:style-name="MP5">EDD-<text:page-number style:num-format="i" text:select-page="current"/></text:p>
      </style:footer>
      <style:footer-left style:display="false">
        <text:p text:style-name="MP8"><draw:line text:anchor-type="paragraph" draw:z-index="14" draw:style-name="Mgr3" draw:text-style-name="MP6" svg:x1="0.0063in" svg:y1="0.1in" svg:x2="6.6937in" svg:y2="0.1in"><text:p/></draw:line></text:p>
        <text:p text:style-name="MP8">EDD-<text:page-number style:num-format="i" text:select-page="current"/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10">SurvivorSurvivor Helicopter!</text:p>
      </style:header>
      <style:header-left style:display="false">
        <text:p text:style-name="MP7"><text:title>SurvivorSurvivor Helicopter! | Level Data Format</text:title></text:p>
        <text:p text:style-name="MP7"><draw:line text:anchor-type="paragraph" draw:z-index="17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6" draw:style-name="Mgr1" draw:text-style-name="MP6" svg:x1="6.6894in" svg:y1="0.1in" svg:x2="0.0047in" svg:y2="0.1161in"><text:p/></draw:line></text:p>
        <text:p text:style-name="MP5"><text:span text:style-name="MT1">LDF</text:span>-<text:page-number style:num-format="1" text:select-page="current">1</text:page-number></text:p>
      </style:footer>
      <style:footer-left style:display="false">
        <text:p text:style-name="MP8"><draw:line text:anchor-type="paragraph" draw:z-index="18" draw:style-name="Mgr3" draw:text-style-name="MP6" svg:x1="0.0063in" svg:y1="0.1in" svg:x2="6.6937in" svg:y2="0.1in"><text:p/></draw:line></text:p>
        <text:p text:style-name="MP8">EDD-<text:page-number style:num-format="i" text:select-page="current"/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19" draw:style-name="Mgr2" draw:text-style-name="MP6" svg:x1="-0.0028in" svg:y1="0.0437in" svg:x2="6.6618in" svg:y2="0.0319in"><text:p/></draw:line></text:p>
      </style:header>
      <style:header-left style:display="false">
        <text:p text:style-name="MP7"><text:title>SurvivorSurvivor Helicopter! | Level Data Format</text:title></text:p>
        <text:p text:style-name="MP7"><draw:line text:anchor-type="paragraph" draw:z-index="21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0" draw:style-name="Mgr1" draw:text-style-name="MP6" svg:x1="6.6894in" svg:y1="0.1in" svg:x2="0.0047in" svg:y2="0.1161in"><text:p/></draw:line></text:p>
        <text:p text:style-name="MP5">DOC-<text:page-number style:num-format="1" text:select-page="current"/></text:p>
      </style:footer>
      <style:footer-left style:display="false">
        <text:p text:style-name="MP8"><draw:line text:anchor-type="paragraph" draw:z-index="22" draw:style-name="Mgr3" draw:text-style-name="MP6" svg:x1="0.0063in" svg:y1="0.1in" svg:x2="6.6937in" svg:y2="0.1in"><text:p/></draw:line></text:p>
        <text:p text:style-name="MP8">EDD-<text:page-number style:num-format="i" text:select-page="current"/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 style:display="false">
        <text:p text:style-name="MP7"><text:title>SurvivorSurvivor Helicopter! | Level Data Format</text:title></text:p>
        <text:p text:style-name="MP7"><draw:line text:anchor-type="paragraph" draw:z-index="24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3" draw:style-name="Mgr1" draw:text-style-name="MP6" svg:x1="6.6894in" svg:y1="0.1in" svg:x2="0.0047in" svg:y2="0.1161in"><text:p/></draw:line></text:p>
        <text:p text:style-name="MP5">EDD-<text:page-number style:num-format="1" text:select-page="current"/></text:p>
      </style:footer>
      <style:footer-left style:display="false">
        <text:p text:style-name="MP8"><draw:line text:anchor-type="paragraph" draw:z-index="25" draw:style-name="Mgr3" draw:text-style-name="MP6" svg:x1="0.0063in" svg:y1="0.1in" svg:x2="6.6937in" svg:y2="0.1in"><text:p/></draw:line></text:p>
        <text:p text:style-name="MP8"><text:span text:style-name="MT2">LDF</text:span>-<text:page-number style:num-format="1"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21:35:23</meta:creation-date>
    <meta:editing-duration>P1DT5H17M51S</meta:editing-duration>
    <meta:editing-cycles>67</meta:editing-cycles>
    <meta:generator>LibreOffice/4.0.4.2$Linux_X86_64 LibreOffice_project/400m0$Build-2</meta:generator>
    <dc:title>SurvivorSurvivor Helicopter! | Level Data Format</dc:title>
    <dc:date>2013-08-13T20:36:28</dc:date>
    <meta:document-statistic meta:table-count="3" meta:image-count="0" meta:object-count="0" meta:page-count="10" meta:paragraph-count="103" meta:word-count="514" meta:character-count="3179" meta:non-whitespace-character-count="2725"/>
    <meta:template xlink:type="simple" xlink:actuate="onRequest" xlink:title="Open Game Developers Documentation [Ver. 3]" xlink:href="../../../../../../../../.config/libreoffice/4/user/template/Open%20Game%20Developers/Open%20Game%20Developers%20Documentation%20%5BVer.%203%5D.ott" meta:date="2013-08-05T21:35:23"/>
  </office:meta>
</office:document-meta>
</file>